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 table:number-rows-repeated="211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 table:number-rows-repeated="73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0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7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6" table:default-cell-style-name="ce56"/>
        <table:table-column table:style-name="co29" table:default-cell-style-name="ce56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32" table:default-cell-style-name="ce56"/>
        <table:table-column table:style-name="co33" table:number-columns-repeated="2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37" table:default-cell-style-name="ce56"/>
        <table:table-column table:style-name="co6" table:number-columns-repeated="238" table:default-cell-style-name="Default"/>
        <table:table-row table:style-name="ro1">
          <table:table-cell table:style-name="ce52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0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8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5" office:value-type="string" calcext:value-type="string">
            <text:p>iPhone 7</text:p>
          </table:table-cell>
          <table:table-cell table:style-name="ce59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5:03:09.412401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5:01:12.579667985</dc:date>
    <meta:editing-duration>PT17H30S</meta:editing-duration>
    <meta:editing-cycles>229</meta:editing-cycles>
    <meta:generator>LibreOffice/4.2.8.2$Linux_X86_64 LibreOffice_project/420m0$Build-2</meta:generator>
    <meta:document-statistic meta:table-count="4" meta:cell-count="4686" meta:object-count="0"/>
  </office:meta>
</office:document-meta>
</file>